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tier">
      <style:graphic-properties draw:auto-grow-height="false" fo:min-height="3.75cm" fo:min-width="27.2cm"/>
      <style:paragraph-properties style:writing-mode="lr-tb"/>
    </style:style>
    <style:style style:name="gr2" style:family="graphic" style:parent-style-name="tier">
      <style:graphic-properties draw:auto-grow-height="false" fo:min-height="12.85cm" fo:min-width="27.2cm"/>
      <style:paragraph-properties style:writing-mode="lr-tb"/>
    </style:style>
    <style:style style:name="gr3" style:family="graphic" style:parent-style-name="connector">
      <style:paragraph-properties style:writing-mode="lr-tb"/>
    </style:style>
    <style:style style:name="gr4" style:family="graphic" style:parent-style-name="title">
      <style:graphic-properties draw:auto-grow-height="true" draw:auto-grow-width="true" fo:min-height="0.797cm" fo:min-width="12.645cm"/>
      <style:paragraph-properties style:writing-mode="lr-tb"/>
    </style:style>
    <style:style style:name="gr5" style:family="graphic" style:parent-style-name="component">
      <style:graphic-properties draw:auto-grow-height="false" fo:min-height="1.479cm" fo:min-width="4.5cm"/>
      <style:paragraph-properties style:writing-mode="lr-tb"/>
    </style:style>
    <style:style style:name="gr6" style:family="graphic" style:parent-style-name="html">
      <style:graphic-properties fo:min-height="0.955cm" fo:min-width="7cm"/>
      <style:paragraph-properties style:writing-mode="lr-tb"/>
    </style:style>
    <style:style style:name="gr7" style:family="graphic" style:parent-style-name="html">
      <style:graphic-properties fo:min-height="1.35cm" fo:min-width="6.9cm"/>
      <style:paragraph-properties style:writing-mode="lr-tb"/>
    </style:style>
    <style:style style:name="gr8" style:family="graphic" style:parent-style-name="component">
      <style:graphic-properties draw:auto-grow-height="false" fo:min-height="0.991cm" fo:min-width="6.9cm"/>
      <style:paragraph-properties style:writing-mode="lr-tb"/>
    </style:style>
    <style:style style:name="gr9" style:family="graphic" style:parent-style-name="component">
      <style:graphic-properties draw:auto-grow-height="false" fo:min-height="1.434cm" fo:min-width="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92cm" fo:min-width="4.301cm"/>
      <style:paragraph-properties style:writing-mode="lr-tb"/>
    </style:style>
    <style:style style:name="gr11" style:family="graphic" style:parent-style-name="component">
      <style:graphic-properties draw:auto-grow-height="false" fo:min-height="1.26cm" fo:min-width="4.338cm"/>
      <style:paragraph-properties style:writing-mode="lr-tb"/>
    </style:style>
    <style:style style:name="P1" style:family="paragraph">
      <style:paragraph-properties fo:text-align="end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T1" style:family="text">
      <style:text-properties style:font-size-asian="22pt" style:font-size-complex="22pt"/>
    </style:style>
    <style:style style:name="T2" style:family="text">
      <style:text-properties fo:font-size="16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4cm" svg:x="1cm" svg:y="16cm">
          <text:p text:style-name="P1"><text:span text:style-name="T1">server 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2" draw:layer="layout" svg:width="27.7cm" svg:height="13.1cm" svg:x="1cm" svg:y="2.4cm">
          <text:p text:style-name="P2"><text:span text:style-name="T1">client 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20.28cm" svg:y1="4.735cm" svg:x2="7.1cm" svg:y2="4.778cm" draw:start-shape="id1" draw:start-glue-point="6" draw:end-shape="id2" draw:end-glue-point="6" svg:d="M20280 4735c-9963 0-3373 43-13180 43" svg:viewBox="0 0 13181 44">
          <text:p><text:span text:style-name="T2">➍</text:span> The user submits the form, triggering its <text:span text:style-name="T3">submit</text:span> event</text:p>
          <text:p/>
          <text:p/>
        </draw:connector>
        <draw:connector draw:style-name="gr3" draw:text-style-name="P2" draw:layer="layout" draw:type="curve" svg:x1="7.1cm" svg:y1="5.476cm" svg:x2="20.175cm" svg:y2="5.399cm" draw:start-shape="id2" draw:start-glue-point="4" draw:end-shape="id1" draw:end-glue-point="4" svg:d="M7100 5476c9807 0 3270-77 13075-77" svg:viewBox="0 0 13076 78">
          <text:p text:style-name="P4"/>
          <text:p text:style-name="P4"/>
          <text:p text:style-name="P4"/>
          <text:p><text:span text:style-name="T2">➎</text:span> A query URL is constructed from the form’s field <text:line-break/>values and the form’s <text:span text:style-name="T3">urlChanged</text:span> event is triggered</text:p>
        </draw:connector>
        <draw:connector draw:style-name="gr3" draw:text-style-name="P3" draw:layer="layout" draw:type="curve" svg:x1="23.925cm" svg:y1="5.649cm" svg:x2="24cm" svg:y2="7.569cm" draw:start-shape="id1" draw:start-glue-point="2" draw:end-shape="id3" draw:end-glue-point="0" svg:d="M23925 5649c0 1438 75 479 75 1920" svg:viewBox="0 0 76 1921">
          <text:p><text:span text:style-name="T2">➏</text:span> The form emits a <text:span text:style-name="T3">urlChanged</text:span> event<text:line-break/>announcing the new query URL</text:p>
        </draw:connector>
        <draw:connector draw:style-name="gr3" draw:text-style-name="P3" draw:layer="layout" draw:type="curve" svg:x1="24cm" svg:y1="8.81cm" svg:x2="24.001cm" svg:y2="10.5cm" draw:start-shape="id3" draw:start-glue-point="2" draw:end-shape="id4" svg:d="M24000 8810c0 1267 1 423 1 1690" svg:viewBox="0 0 2 1691">
          <text:p><text:span text:style-name="T2">➐</text:span> The <text:span text:style-name="T3">iiif-collection-url</text:span> property of the<text:line-break/>photo wall is set to the new URL</text:p>
        </draw:connector>
        <draw:connector draw:style-name="gr3" draw:text-style-name="P2" draw:layer="layout" draw:type="curve" svg:x1="20.301cm" svg:y1="10.937cm" svg:x2="13.1cm" svg:y2="10.897cm" draw:start-shape="id4" draw:start-glue-point="4" draw:end-shape="id5" draw:end-glue-point="4" svg:d="M20301 10937c-5400 0-1800-40-7201-40" svg:viewBox="0 0 7202 41">
          <text:p><text:span text:style-name="T2">➑</text:span> </text:p>
          <text:p>notification of the changed <text:line-break/><text:tab/><text:span text:style-name="T3">iiif-collection-url</text:span> property</text:p>
          <text:p/>
          <text:p/>
          <text:p text:style-name="P4"/>
          <text:p text:style-name="P4"/>
          <text:p text:style-name="P4"/>
        </draw:connector>
        <draw:connector draw:style-name="gr3" draw:text-style-name="P2" draw:layer="layout" draw:type="curve" svg:x1="9.372cm" svg:y1="12.099cm" svg:x2="9cm" svg:y2="16.3cm" draw:start-shape="id5" draw:start-glue-point="6" draw:end-shape="id6" draw:end-glue-point="9" svg:d="M9372 12099c0 3151-372 1051-372 4201" svg:viewBox="0 0 373 4202">
          <text:p><text:span text:style-name="T2">➒</text:span> </text:p>
          <text:p>the <text:span text:style-name="T3">IIF query URL</text:span> is <text:line-break/>sent to the Solr server</text:p>
          <text:p/>
          <text:p text:style-name="P4"/>
          <text:p text:style-name="P4"/>
          <text:p text:style-name="P4"/>
          <text:p text:style-name="P4"/>
        </draw:connector>
        <draw:connector draw:style-name="gr3" draw:text-style-name="P2" draw:layer="layout" draw:type="curve" svg:x1="11.8cm" svg:y1="17.428cm" svg:x2="11.913cm" svg:y2="12.099cm" draw:start-shape="id7" draw:start-glue-point="0" draw:end-shape="id5" draw:end-glue-point="7" svg:d="M11800 17428c0-3997 113-1333 113-5329" svg:viewBox="0 0 114 5330">
          <text:p><text:span text:style-name="T2">➓</text:span> <text:line-break/>search results returned <text:line-break/>as a <text:span text:style-name="T3">IIIF Collection</text:span></text:p>
          <text:p text:style-name="P4"/>
        </draw:connector>
        <draw:connector draw:style-name="gr3" draw:text-style-name="P2" draw:layer="layout" draw:type="curve" svg:x1="13.1cm" svg:y1="11.648cm" svg:x2="20.301cm" svg:y2="11.663cm" draw:start-shape="id5" draw:start-glue-point="5" draw:end-shape="id4" draw:end-glue-point="5" svg:d="M13100 11648c5401 0 1801 15 7201 15" svg:viewBox="0 0 7202 16">
          <text:p text:style-name="P4"/>
          <text:p text:style-name="P4"/>
          <text:p text:style-name="P4"/>
          <text:p><text:line-break/></text:p>
          <text:p><text:span text:style-name="T4">⓫</text:span> the IIIF Collection resource <text:line-break/>is transformed into <text:span text:style-name="T3">HTML</text:span> and <text:line-break/>inserted into the photo wall’s &lt;div&gt;</text:p>
        </draw:connector>
        <draw:frame draw:style-name="gr4" draw:text-style-name="P3" draw:layer="layout" svg:width="13.145cm" svg:height="1.047cm" svg:x="0.955cm" svg:y="1.038cm">
          <draw:text-box>
            <text:p>Photo wall message-passing diagram</text:p>
          </draw:text-box>
        </draw:frame>
        <draw:custom-shape draw:style-name="gr5" draw:text-style-name="P2" xml:id="id5" draw:id="id5" draw:layer="layout" svg:width="5cm" svg:height="1.729cm" svg:x="8.1cm" svg:y="10.371cm">
          <draw:glue-point draw:id="4" svg:x="5cm" svg:y="-1.956cm"/>
          <draw:glue-point draw:id="5" svg:x="5cm" svg:y="2.391cm"/>
          <draw:glue-point draw:id="6" svg:x="-2.457cm" svg:y="5cm"/>
          <draw:glue-point draw:id="7" svg:x="2.627cm" svg:y="5cm"/>
          <text:p text:style-name="P2">iiif-collection-photo-wall.js</text:p>
          <draw:enhanced-geometry svg:viewBox="0 0 21600 21600" draw:type="rectangle" draw:enhanced-path="M 0 0 L 21600 0 21600 21600 0 21600 0 0 Z N"/>
        </draw:custom-shape>
        <draw:custom-shape draw:style-name="gr6" draw:text-style-name="P3" xml:id="id1" draw:id="id1" draw:layer="layout" svg:width="7.5cm" svg:height="1.205cm" svg:x="20.175cm" svg:y="4.444cm">
          <draw:glue-point draw:id="4" svg:x="-5.069cm" svg:y="2.931cm"/>
          <draw:glue-point draw:id="5" svg:x="-5cm" svg:y="2.586cm"/>
          <draw:glue-point draw:id="6" svg:x="-4.861cm" svg:y="-2.586cm"/>
          <text:p text:style-name="P3">search &lt;form&gt;</text:p>
          <draw:enhanced-geometry svg:viewBox="0 0 21600 21600" draw:type="rectangle" draw:enhanced-path="M 0 0 L 21600 0 21600 21600 0 21600 0 0 Z N"/>
        </draw:custom-shape>
        <draw:custom-shape draw:style-name="gr7" draw:text-style-name="P3" xml:id="id4" draw:id="id4" draw:layer="layout" svg:width="7.4cm" svg:height="1.6cm" svg:x="20.301cm" svg:y="10.5cm">
          <draw:glue-point draw:id="4" svg:x="-5cm" svg:y="-2.272cm"/>
          <draw:glue-point draw:id="5" svg:x="-5cm" svg:y="2.272cm"/>
          <text:p text:style-name="P3">photo-wall &lt;div&gt;</text:p>
          <draw:enhanced-geometry svg:viewBox="0 0 21600 21600" draw:type="rectangle" draw:enhanced-path="M 0 0 L 21600 0 21600 21600 0 21600 0 0 Z N"/>
        </draw:custom-shape>
        <draw:custom-shape draw:style-name="gr8" draw:text-style-name="P2" xml:id="id3" draw:id="id3" draw:layer="layout" svg:width="7.4cm" svg:height="1.241cm" svg:x="20.3cm" svg:y="7.569cm">
          <text:p text:style-name="P2">in-page javascript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5.117cm" svg:y1="5.984cm" svg:x2="6.801cm" svg:y2="16.3cm" draw:start-shape="id2" draw:start-glue-point="8" draw:end-shape="id6" draw:end-glue-point="10" svg:d="M5117 5984c0 7737 1684 2579 1684 10316" svg:viewBox="0 0 1685 10317">
          <text:p text:style-name="P4"><text:span text:style-name="T2">➊</text:span></text:p>
          <text:p text:style-name="P4">On page load, if <text:line-break/>the form contains<text:line-break/>empty SELECT or <text:line-break/>DATALIST elements, <text:line-break/>a <text:span text:style-name="T3">facet query</text:span> is sent <text:line-break/>to the Solr API to <text:line-break/>retrieve option <text:line-break/>values</text:p>
          <text:p text:style-name="P4"/>
          <text:p text:style-name="P4"/>
          <text:p text:style-name="P4"/>
          <text:p text:style-name="P4"/>
          <text:p text:style-name="P4"/>
        </draw:connector>
        <draw:connector draw:style-name="gr3" draw:text-style-name="P4" draw:layer="layout" draw:type="curve" svg:x1="5.4cm" svg:y1="18.036cm" svg:x2="3.456cm" svg:y2="5.984cm" draw:start-shape="id6" draw:start-glue-point="6" draw:end-shape="id2" draw:end-glue-point="7" svg:d="M5400 18036c-1296 0-1944-4017-1944-12052" svg:viewBox="0 0 1945 12053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<text:span text:style-name="T2">➋</text:span> </text:p>
          <text:p text:style-name="P4">Solr returns<text:line-break/><text:span text:style-name="T3">facet lists</text:span></text:p>
        </draw:connector>
        <draw:connector draw:style-name="gr3" draw:text-style-name="P4" draw:layer="layout" draw:type="curve" draw:line-skew="-0.733cm" svg:x1="4.35cm" svg:y1="4.3cm" svg:x2="23.925cm" svg:y2="4.444cm" draw:start-shape="id2" draw:start-glue-point="0" draw:end-shape="id1" draw:end-glue-point="0" svg:d="M4350 4300c0-1924 19575-1996 19575 144" svg:viewBox="0 0 19576 1597">
          <text:p text:style-name="P4"><text:span text:style-name="T2">➌</text:span> The form is populated with <text:span text:style-name="T3">option values</text:span></text:p>
          <text:p text:style-name="P4"/>
        </draw:connector>
        <draw:custom-shape draw:style-name="gr9" draw:text-style-name="P2" xml:id="id2" draw:id="id2" draw:layer="layout" svg:width="5.5cm" svg:height="1.684cm" svg:x="1.6cm" svg:y="4.3cm">
          <draw:glue-point draw:id="4" svg:x="5.032cm" svg:y="1.987cm"/>
          <draw:glue-point draw:id="5" svg:x="5cm" svg:y="-4.998cm"/>
          <draw:glue-point draw:id="6" svg:x="5cm" svg:y="-2.164cm"/>
          <draw:glue-point draw:id="7" svg:x="-1.627cm" svg:y="5.095cm"/>
          <draw:glue-point draw:id="8" svg:x="1.395cm" svg:y="5.095cm"/>
          <text:p text:style-name="P2">api-query-builder-form.js</text:p>
          <draw:enhanced-geometry svg:viewBox="0 0 21600 21600" draw:type="rectangle" draw:enhanced-path="M 0 0 L 21600 0 21600 21600 0 21600 0 0 Z N"/>
        </draw:custom-shape>
        <draw:custom-shape draw:style-name="gr10" draw:text-style-name="P2" xml:id="id6" draw:id="id6" draw:layer="layout" svg:width="4.8cm" svg:height="3.472cm" svg:x="5.4cm" svg:y="16.3cm">
          <draw:glue-point draw:id="9" svg:x="2.5cm" svg:y="-5cm"/>
          <draw:glue-point draw:id="10" svg:x="-2.083cm" svg:y="-5cm"/>
          <text:p text:style-name="P2">Sol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xml:id="id7" draw:id="id7" draw:layer="layout" svg:width="5cm" svg:height="1.672cm" svg:x="9.3cm" svg:y="17.428cm">
          <text:p text:style-name="P2">solr-to-iiif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069a2e" draw:marker-start-width="0.35cm" draw:marker-start-center="false" draw:marker-end-width="0.35cm" draw:marker-end-center="false" draw:fill="solid" draw:fill-color="#afd095" draw:textarea-horizontal-align="left" draw:textarea-vertical-align="top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textarea-horizontal-align="center" draw:textarea-vertical-align="midd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nnector" style:family="graphic" style:parent-style-name="objectwithoutfill">
      <style:graphic-properties svg:stroke-width="0.1cm" svg:stroke-color="#d4ea6b" draw:marker-start-width="0.35cm" draw:marker-end="Arrow_20_concave" draw:marker-end-width="0.65cm" draw:fill="solid" draw:fill-color="#afd095"/>
      <style:paragraph-properties fo:margin-left="0cm" fo:margin-right="0.6cm" fo:line-height="115%" fo:text-align="center" fo:text-indent="0cm">
        <style:tab-stops>
          <style:tab-stop style:position="0.5cm"/>
        </style:tab-stops>
      </style:paragraph-properties>
      <style:text-properties fo:font-size="11pt"/>
    </style:style>
    <style:style style:name="tier" style:family="graphic" style:parent-style-name="Object_20_with_20_no_20_fill_20_and_20_no_20_line">
      <style:graphic-properties draw:stroke="solid" svg:stroke-width="0.05cm" svg:stroke-color="#bbe33d" draw:marker-start-width="0.28cm" draw:marker-end-width="0.28cm" draw:fill="solid" draw:fill-color="#f6f9d4" draw:fill-gradient-name="Gradient_20_1" draw:fill-hatch-name="Hatching_20_1" draw:fill-image-name="Bitmap_20_1" draw:textarea-horizontal-align="right" draw:textarea-vertical-align="bottom"/>
      <style:paragraph-properties fo:text-align="start"/>
      <style:text-properties fo:font-variant="normal" fo:text-transform="none" fo:color="#bbe33d" style:text-outline="false" fo:font-size="36pt" fo:font-weight="bold"/>
    </style:style>
    <style:style style:name="title" style:family="graphic" style:parent-style-name="Object_20_with_20_no_20_fill_20_and_20_no_20_line">
      <style:text-properties fo:color="#395511" fo:font-size="20pt" fo:font-weight="bold"/>
    </style:style>
    <style:style style:name="component" style:family="graphic" style:parent-style-name="Object_20_with_20_no_20_fill_20_and_20_no_20_line">
      <style:graphic-properties draw:stroke="solid" svg:stroke-color="#395511" svg:stroke-linecap="round" draw:fill="solid" draw:fill-color="#468a1a" draw:fill-gradient-name="Gradient_20_1" draw:fill-hatch-name="Hatching_20_1" draw:fill-image-name="Bitmap_20_1" draw:textarea-horizontal-align="center" draw:textarea-vertical-align="middle"/>
      <style:text-properties fo:color="#f6f9d4" fo:font-weight="bold"/>
    </style:style>
    <style:style style:name="html" style:family="graphic" style:parent-style-name="component">
      <style:graphic-properties draw:fill="solid" draw:fill-color="#e8f2a1" draw:auto-grow-height="false"/>
      <style:text-properties fo:color="#395511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5:30:57.468442480</meta:creation-date>
    <dc:date>2022-05-25T11:43:54.740385896</dc:date>
    <meta:editing-duration>PT17H57M16S</meta:editing-duration>
    <meta:editing-cycles>28</meta:editing-cycles>
    <meta:generator>LibreOffice/6.4.7.2$Linux_X86_64 LibreOffice_project/40$Build-2</meta:generator>
    <meta:document-statistic meta:object-count="21"/>
  </office:meta>
</office:document-meta>
</file>